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000000022F85B69EC44B4D40B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49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288cm" svg:height="8.944cm" svg:x="7.016cm" svg:y="2.486cm">
          <draw:image xlink:href="Pictures/10000000000003000000022F85B69EC44B4D40B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amás Zolnai</meta:initial-creator>
    <meta:creation-date>2019-05-07T15:57:06.910206102</meta:creation-date>
    <dc:date>2019-05-07T15:58:55.020732334</dc:date>
    <dc:creator>Tamás Zolnai</dc:creator>
    <meta:editing-duration>PT1M49S</meta:editing-duration>
    <meta:editing-cycles>1</meta:editing-cycles>
    <meta:document-statistic meta:object-count="24"/>
    <meta:generator>LibreOfficeDev/6.3.0.0.alpha0$Linux_X86_64 LibreOffice_project/b4512114ce11a64cb11a841bc3d0f754ce11d485</meta:generator>
  </office:meta>
</office:document-meta>
</file>